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egoe UI Web" svg:font-family="'Segoe UI Web', 'Segoe UI', 'Segoe WP', 'Segoe UI Emoji', Tahoma, Arial, sans-serif"/>
    <style:font-face style:name="Tahoma" svg:font-family="Tahoma" style:font-family-generic="system" style:font-pitch="variable"/>
    <style:font-face style:name="sans-serif" svg:font-family="sans-serif"/>
  </office:font-face-decls>
  <office:automatic-styles>
    <style:style style:name="P1" style:family="paragraph" style:parent-style-name="Heading_20_2">
      <style:paragraph-properties fo:break-before="page"/>
    </style:style>
    <style:style style:name="P2"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252424" loext:opacity="100%" style:font-name="Segoe UI Web" fo:font-size="10.5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252424" loext:opacity="100%" style:font-name="Segoe UI Web" fo:font-size="10.5pt" fo:letter-spacing="normal" fo:font-style="normal" fo:font-weight="normal" officeooo:paragraph-rsid="0006fc55"/>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52424" loext:opacity="100%" style:font-name="Segoe UI Web" fo:font-size="10.5pt" fo:letter-spacing="normal" fo:font-style="normal" fo:font-weight="normal" officeooo:paragraph-rsid="0006fc55"/>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52424" loext:opacity="100%" style:font-name="Segoe UI Web" fo:font-size="10.5pt" fo:letter-spacing="normal" fo:font-style="normal" fo:font-weight="normal" officeooo:rsid="0006fc55" officeooo:paragraph-rsid="0006fc55"/>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52424" loext:opacity="100%" style:font-name="Segoe UI Web" fo:font-size="10.5pt" fo:letter-spacing="normal" fo:font-style="normal" fo:font-weight="normal" officeooo:rsid="0006fc55" officeooo:paragraph-rsid="0009c2b0"/>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52424" loext:opacity="100%" style:font-name="Segoe UI Web" fo:font-size="10.5pt" fo:letter-spacing="normal" fo:font-style="normal" fo:font-weight="normal" officeooo:rsid="00070ab7" officeooo:paragraph-rsid="00070ab7"/>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52424" loext:opacity="100%" style:font-name="Segoe UI Web" fo:font-size="10.5pt" fo:letter-spacing="normal" fo:font-style="normal" fo:font-weight="normal" officeooo:rsid="0009c2b0" officeooo:paragraph-rsid="0009c2b0"/>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52424" loext:opacity="100%" style:font-name="Segoe UI Web" fo:font-size="10.5pt" fo:letter-spacing="normal" fo:font-style="normal" fo:font-weight="normal" officeooo:rsid="000ae714" officeooo:paragraph-rsid="000ae714"/>
    </style:style>
    <style:style style:name="P10" style:family="paragraph" style:parent-style-name="Text_20_body">
      <style:text-properties officeooo:rsid="000a1b89" officeooo:paragraph-rsid="000a1b89"/>
    </style:style>
    <style:style style:name="T1" style:family="text">
      <style:text-properties officeooo:rsid="0006fc55"/>
    </style:style>
    <style:style style:name="T2" style:family="text">
      <style:text-properties officeooo:rsid="00070ab7"/>
    </style:style>
    <style:style style:name="T3" style:family="text">
      <style:text-properties officeooo:rsid="00077716"/>
    </style:style>
    <style:style style:name="T4" style:family="text">
      <style:text-properties fo:color="#202122" loext:opacity="100%" style:font-name="sans-serif"/>
    </style:style>
    <style:style style:name="T5" style:family="text">
      <style:text-properties fo:color="#202122" loext:opacity="100%" style:font-name="sans-serif" officeooo:rsid="00077716"/>
    </style:style>
    <style:style style:name="T6" style:family="text">
      <style:text-properties officeooo:rsid="0007e4b2"/>
    </style:style>
    <style:style style:name="T7" style:family="text">
      <style:text-properties officeooo:rsid="0009c2b0"/>
    </style:style>
    <text:list-style style:name="L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SP – Práctica 1</text:p>
      <text:list xml:id="list2140862625" text:style-name="L1">
        <text:list-header>
          <text:p text:style-name="P2"/>
          <text:p text:style-name="P3"/>
        </text:list-header>
      </text:list>
      <text:p text:style-name="P4"/>
      <text:p text:style-name="Subtitle">Ejercicio 1</text:p>
      <text:p text:style-name="Text_20_body"/>
      <text:p text:style-name="P10"/>
      <text:h text:style-name="P1" text:outline-level="2"><text:span text:style-name="T1">1. </text:span>¿A que se refiere el concepto de multiprogramación?</text:h>
      <text:p text:style-name="Text_20_body"/>
      <text:p text:style-name="P5">El concepto de multiprogramación se refiere a la técnica por la que dos o más procesos pueden estar alojados en la memoria principal del ordenador y ser ejecutados concurrentemente por el procesador, es decir que varias tareas se puedan realizar al mismo tiempo. </text:p>
      <text:p text:style-name="P5"/>
      <text:p text:style-name="P5"/>
      <text:h text:style-name="Heading_20_2" text:outline-level="2"><text:span text:style-name="T2">2. </text:span>¿Qué entendemos por demonio o daemon?</text:h>
      <text:p text:style-name="Text_20_body"/>
      <text:p text:style-name="P7">Un demonio o daemon <text:span text:style-name="T6">e</text:span>s un tipo especial de proceso informático no interactivo, que se ejecuta en segundo plano y que no es controlable por el usuario. <text:span text:style-name="T3">Estos programas n</text:span>o <text:span text:style-name="T3">utilizan</text:span> las entradas y salidas estándar para <text:span text:style-name="T3">mostrar</text:span> errores o registrar su funcionamiento, sino que usan archivos del sistema en zonas especiales (/var/log/ en los UNIX más modernos) o utilizan otros daemon especializados en dicho registro como el syslogd. <text:span text:style-name="T5">Tampoco</text:span><text:span text:style-name="T4"> </text:span><text:span text:style-name="T5">tienen</text:span><text:span text:style-name="T4"> una interfaz </text:span><text:span text:style-name="T5">gráfica o textual</text:span><text:span text:style-name="T4"> directa con el usuario.</text:span></text:p>
      <text:p text:style-name="P7"><text:span text:style-name="T4"/></text:p>
      <text:p text:style-name="P7">La palabra daemon viene de las siglas en inglés D.A.E.MON (Disk And Execution Monitor).</text:p>
      <text:p text:style-name="P7"/>
      <text:p text:style-name="P7"/>
      <text:h text:style-name="Heading_20_2" text:outline-level="2"><text:span text:style-name="T6">3. </text:span>¿Cuál es la diferencia principal entre UNIX y Windows a la hora de organizar los procesos?</text:h>
      <text:p text:style-name="Text_20_body"/>
      <text:p text:style-name="P8">Respuesta</text:p>
      <text:p text:style-name="P4"/>
      <text:p text:style-name="P4"/>
      <text:h text:style-name="Heading_20_2" text:outline-level="2">4. ¿Cuántos padres como máximo puede tener un proceso en UNIX? ¿Cuántos hijos puede tener un proceso en UNIX?</text:h>
      <text:p text:style-name="Text_20_body"/>
      <text:p text:style-name="P6"><text:span text:style-name="T7">Respuesta</text:span></text:p>
      <text:p text:style-name="P6"/>
      <text:p text:style-name="P6"/>
      <text:h text:style-name="Heading_20_2" text:outline-level="2">5. ¿Cuáles son los estados básicos de un proceso? ¿Cuándo se encuentra un proceso en cada estado?</text:h>
      <text:p text:style-name="Text_20_body"/>
      <text:p text:style-name="P9">Los tres estados básicos de un proceso son estado activo, estado bloqueado y estado listo. Un proceso se encuentra en estado activo cuando está siendo ejecutado en la CPU. Un proceso bloqueado es el que <text:soft-page-break/>necesita un recurso no disponible y por lo tanto no se puede ejecutar. Y por último un proceso se encuentra en estado listo cuando está a la espera de que el algoritmo de planificación le de la prioridad para ser ejecutado. </text:p>
      <text:p text:style-name="P6"/>
      <text:p text:style-name="P6"/>
      <text:h text:style-name="Heading_20_2" text:outline-level="2">6. ¿Qué es un cambio de contexto? Pon un ejemplo.</text:h>
      <text:p text:style-name="Text_20_body"/>
      <text:p text:style-name="P8">Se define el cambio de contexto como el conjunto de tareas que debe realizar el núcleo para aplazar o finalizar la ejecución del proceso (A) actualmente en ejecución, y comenzar o continuar con la ejecución de otro proceso (B).</text:p>
      <text:p text:style-name="P8"/>
      <text:p text:style-name="P8">Cuando se ejecuta un proceso se dice que el sistema se ejecuta en el contexto de dicho proceso. Por lo que cuando el núcleo realiza un cambio de contexto, pasará de ejecutarse en el contexto del proceso A a ejecutarse en el contexto del proceso B.</text:p>
      <text:p text:style-name="P8"/>
      <text:p text:style-name="P8">Entre las principales circunstancias que motivan la realización de un cambio de contexto se encuentran:</text:p>
      <text:p text:style-name="P8"/>
      <text:p text:style-name="P8">La entrada de un proceso en el estado dormido. Como se verá en la sección 4.8 uno de los posibles estados en que se puede encontrar un proceso es en el estado dormido. Un proceso entra en dicho estado cuando por ejemplo tiene que esperar por una operación de E/S con el disco duro. La realización de un cambio de contexto en esta circunstancia está plenamente justificada ya que puede transcurrir una cierta cantidad de tiempo hasta que el proceso despierte, con lo que mientras tanto se pueden ejecutar otros procesos.</text:p>
      <text:p text:style-name="P8">La finalización de la ejecución de una llamada al sistema exit. Esta llamada al sistema provoca la terminación del proceso en cuyo contexto se está ejecutando el núcleo. Por lo tanto, puesto que el proceso actual ha sido finalizado el núcleo debe hacer un cambio de contexto para continuar o iniciar la ejecución de otro proceso.</text:p>
      <text:p text:style-name="P8">La vuelta al modo usuario tras ejecutarse una llamada al sistema y la existencia de un proceso esperando para ser ejecutado con mayor prioridad de planificación que el actual. En este caso se produce un cambio de contexto porque si hay otro proceso con mayor prioridad de planificación, sería injusto mantenerle esperando.</text:p>
      <text:p text:style-name="P8">La vuelta al modo usuario tras atenderse una interrupción y la existencia de un proceso esperando para ser ejecutado con mayor prioridad de planificación que el actual. La justificación del cambio de contexto en esta circunstancia es análoga al caso anterior.</text:p>
      <text:p text:style-name="P8">La finalización del tiempo de uso del procesador de un proceso ejecutándose en modo usuario. Como se estudiará en el Tema 6, de acuerdo con el tipo de algoritmo de planificación utilizado en UNIX, en esta circunstancia se planifica otro proceso para ser ejecutado en modo usuario y por tanto es necesario realizar un cambio de contexto.</text:p>
      <text:p text:style-name="P8">El algoritmo del núcleo que implementa un cambio de contexto es de los más difíciles de entender del sistema operativo. Desde un punto de vista introductorio, bastará con conocer que las principales tareas que realiza el algoritmo del núcleo para implementar un cambio de contexto son:</text:p>
      <text:p text:style-name="P8"/>
      <text:p text:style-name="P8"><text:soft-page-break/>Decidir si hay que hacer un cambio de contexto, de acuerdo con las circunstancias que lo motivan expuestas anteriormente, y si puede realizarse en el instante actual.</text:p>
      <text:p text:style-name="P8">Salvar el contexto del proceso actual (A).</text:p>
      <text:p text:style-name="P8">Usar el algoritmo de planificación de procesos para elegir el próximo proceso (B) cuya ejecución se va a iniciar o se va a continuar.</text:p>
      <text:p text:style-name="P8">Restaurar el contexto del proceso (B) que ha sido elegido para ser ejecutado.</text:p>
      <text:p text:style-name="P8">Antes de hacer un cambio de contexto, el núcleo debe asegurarse de que el estado de sus estructuras de datos sea consistente, es decir, que se hayan hecho todas las actualizaciones correctamente, que las colas estén enlazadas apropiadamente, que se han colocado los bloqueos adecuados para evitar la intrusión de otros procesos, que no se ha quedado bloqueada innecesariamente ninguna estructura de datos, etc.</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egoe UI Web" svg:font-family="'Segoe UI Web', 'Segoe UI', 'Segoe WP', 'Segoe UI Emoji', Tahoma, Arial, sans-serif"/>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10T12:07:50.308000000</dc:date>
    <meta:editing-duration>PT25M33S</meta:editing-duration>
    <meta:editing-cycles>4</meta:editing-cycles>
    <meta:generator>LibreOffice/7.2.2.2$Windows_X86_64 LibreOffice_project/02b2acce88a210515b4a5bb2e46cbfb63fe97d56</meta:generator>
    <meta:document-statistic meta:table-count="0" meta:image-count="0" meta:object-count="0" meta:page-count="4" meta:paragraph-count="28" meta:word-count="877" meta:character-count="5217" meta:non-whitespace-character-count="4365"/>
  </office:meta>
</office:document-meta>
</file>